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1c1c1c"/>
    </style:style>
    <style:style style:name="ce5" style:family="table-cell" style:parent-style-name="Default">
      <style:text-properties fo:color="#00a65d"/>
    </style:style>
    <style:style style:name="ce2" style:family="table-cell" style:parent-style-name="Default">
      <style:text-properties fo:color="#111111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owerSyst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off time/on tim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string" calcext:value-type="string">
            <text:p>[0.1, 0.05]</text:p>
          </table:table-cell>
          <table:table-cell office:value-type="string" calcext:value-type="string">
            <text:p>C2/10 = [0.01, 0.005]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100" calcext:value-type="float">
            <text:p>1101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0010" calcext:value-type="float">
            <text:p>1100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11" calcext:value-type="float">
            <text:p>10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1100" calcext:value-type="float">
            <text:p>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" calcext:value-type="float">
            <text:p>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1100" calcext:value-type="float">
            <text:p>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0011" calcext:value-type="float">
            <text:p>10100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001011" calcext:value-type="float">
            <text:p>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" calcext:value-type="float">
            <text:p>1000111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10111" calcext:value-type="float">
            <text:p>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111" calcext:value-type="float">
            <text:p>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" calcext:value-type="float">
            <text:p>10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" calcext:value-type="float">
            <text:p>100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00111" calcext:value-type="float">
            <text:p>10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111100" calcext:value-type="float">
            <text:p>1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11" calcext:value-type="float">
            <text:p>10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" calcext:value-type="float">
            <text:p>10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0111" calcext:value-type="float">
            <text:p>100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10" calcext:value-type="float">
            <text:p>100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11" calcext:value-type="float">
            <text:p>1000100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float" office:value="1000111100" calcext:value-type="float">
            <text:p>100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00111" calcext:value-type="float">
            <text:p>10001010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111100" calcext:value-type="float">
            <text:p>100010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0111" calcext:value-type="float">
            <text:p>1000100101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0011110" calcext:value-type="float">
            <text:p>1000100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100" calcext:value-type="float">
            <text:p>10001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10010" calcext:value-type="float">
            <text:p>10001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" calcext:value-type="float">
            <text:p>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" calcext:value-type="float">
            <text:p>1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" calcext:value-type="float">
            <text:p>1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" calcext:value-type="float">
            <text:p>1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" calcext:value-type="float">
            <text:p>1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1" calcext:value-type="float">
            <text:p>11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" calcext:value-type="float">
            <text:p>1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" calcext:value-type="float">
            <text:p>1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1" calcext:value-type="float">
            <text:p>11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" calcext:value-type="float">
            <text:p>11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011" calcext:value-type="float">
            <text:p>1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1" calcext:value-type="float">
            <text:p>1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011" calcext:value-type="float">
            <text:p>10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011101" calcext:value-type="float">
            <text:p>10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0011" calcext:value-type="float">
            <text:p>10001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000111001" calcext:value-type="float">
            <text:p>100011100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" calcext:value-type="float">
            <text:p>1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101" calcext:value-type="float">
            <text:p>1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011101" calcext:value-type="float">
            <text:p>10000111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0011" calcext:value-type="float">
            <text:p>10001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00111001" calcext:value-type="float">
            <text:p>1000111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7"/>
        </table:table-row>
      </table:table>
      <table:table table:name="ESP" table:style-name="ta1">
        <table:table-column table:style-name="co1" table:default-cell-style-name="Default"/>
        <table:table-column table:style-name="co7" table:number-columns-repeated="2" table:default-cell-style-name="Default"/>
        <table:table-column table:style-name="co4" table:default-cell-style-name="ce5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1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table:style-name="Default" office:value-type="string" calcext:value-type="string">
            <text:p>Pattern</text:p>
          </table:table-cell>
          <table:table-cell office:value-type="string" calcext:value-type="string">
            <text:p>IDS off time</text:p>
          </table:table-cell>
          <table:table-cell office:value-type="string" calcext:value-type="string">
            <text:p>IDS on time</text:p>
          </table:table-cell>
          <table:table-cell office:value-type="string" calcext:value-type="string">
            <text:p>off time/on time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Sporadicity</text:p>
          </table:table-cell>
          <table:table-cell office:value-type="string" calcext:value-type="string">
            <text:p>Minimum Attack Len</text:p>
          </table:table-cell>
          <table:table-cell/>
          <table:table-cell table:style-name="ce2" table:number-columns-repeated="30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C2/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number-columns-repeated="7"/>
          <table:table-cell table:style-name="ce1" table:number-columns-repeated="2"/>
          <table:table-cell/>
          <table:table-cell table:style-name="ce1"/>
          <table:table-cell table:number-columns-repeated="19"/>
        </table:table-row>
        <table:table-row table:style-name="ro1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" calcext:value-type="float">
            <text:p>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0" calcext:value-type="float">
            <text:p>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100" calcext:value-type="float">
            <text:p>110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2" office:value-type="float" office:value="110010" calcext:value-type="float">
            <text:p>1100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" calcext:value-type="float">
            <text:p>1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1100" calcext:value-type="float">
            <text:p>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" calcext:value-type="float">
            <text:p>100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100" calcext:value-type="float">
            <text:p>10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0011" calcext:value-type="float">
            <text:p>1010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1" calcext:value-type="float">
            <text:p>100010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0" calcext:value-type="float">
            <text:p>1000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1" office:value-type="float" office:value="10111" calcext:value-type="float">
            <text:p>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1" office:value-type="float" office:value="100111" calcext:value-type="float">
            <text:p>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" calcext:value-type="float">
            <text:p>10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ce1" office:value-type="float" office:value="10000111" calcext:value-type="float">
            <text:p>100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00111" calcext:value-type="float">
            <text:p>10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111100" calcext:value-type="float">
            <text:p>101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11" calcext:value-type="float">
            <text:p>1000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10" calcext:value-type="float">
            <text:p>10001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010111" calcext:value-type="float">
            <text:p>10000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011110" calcext:value-type="float">
            <text:p>100001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0111" calcext:value-type="float">
            <text:p>1000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100" calcext:value-type="float">
            <text:p>10001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00111" calcext:value-type="float">
            <text:p>10001010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111100" calcext:value-type="float">
            <text:p>10001011110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010111" calcext:value-type="float">
            <text:p>100010010111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0011110" calcext:value-type="float">
            <text:p>100010011110</text:p>
          </table:table-cell>
          <table:table-cell table:number-columns-repeated="6"/>
          <table:table-cell table:style-name="ce2"/>
          <table:table-cell table:number-columns-repeated="31"/>
        </table:table-row>
        <table:table-row table:style-name="ro1">
          <table:table-cell table:number-columns-repeated="3"/>
          <table:table-cell table:style-name="Default" office:value-type="float" office:value="100011110100" calcext:value-type="float">
            <text:p>10001111010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style-name="Default" office:value-type="float" office:value="100011110010" calcext:value-type="float">
            <text:p>1000111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" calcext:value-type="float">
            <text:p>1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" calcext:value-type="float">
            <text:p>1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" calcext:value-type="float">
            <text:p>1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" calcext:value-type="float">
            <text:p>1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100" calcext:value-type="float">
            <text:p>110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11" calcext:value-type="float">
            <text:p>110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100" calcext:value-type="float">
            <text:p>1111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10" calcext:value-type="float">
            <text:p>111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11" calcext:value-type="float">
            <text:p>1100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10" calcext:value-type="float">
            <text:p>1100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011" calcext:value-type="float">
            <text:p>10001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101" calcext:value-type="float">
            <text:p>10001110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011011" calcext:value-type="float">
            <text:p>100001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011101" calcext:value-type="float">
            <text:p>100001110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0011" calcext:value-type="float">
            <text:p>10001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000111001" calcext:value-type="float">
            <text:p>100011100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001011" calcext:value-type="float">
            <text:p>11001000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001110" calcext:value-type="float">
            <text:p>11001000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100011" calcext:value-type="float">
            <text:p>11001010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0111000" calcext:value-type="float">
            <text:p>11001011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100010" calcext:value-type="float">
            <text:p>11001110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11101000" calcext:value-type="float">
            <text:p>1100111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01011" calcext:value-type="float">
            <text:p>110001001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01110" calcext:value-type="float">
            <text:p>1100010011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10011" calcext:value-type="float">
            <text:p>1100010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011100" calcext:value-type="float">
            <text:p>1100010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110010" calcext:value-type="float">
            <text:p>1100011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001110100" calcext:value-type="float">
            <text:p>11000111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100011" calcext:value-type="float">
            <text:p>11010010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111000" calcext:value-type="float">
            <text:p>11010011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010011" calcext:value-type="float">
            <text:p>110100010011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00011100" calcext:value-type="float">
            <text:p>110100011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1001000" calcext:value-type="float">
            <text:p>1101110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0111000100" calcext:value-type="float">
            <text:p>11011100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100010" calcext:value-type="float">
            <text:p>11110010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101000" calcext:value-type="float">
            <text:p>1111001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010010" calcext:value-type="float">
            <text:p>11110001001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0010100" calcext:value-type="float">
            <text:p>1111000101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1001000" calcext:value-type="float">
            <text:p>111101001000</text:p>
          </table:table-cell>
          <table:table-cell table:number-columns-repeated="38"/>
        </table:table-row>
        <table:table-row table:style-name="ro1">
          <table:table-cell table:number-columns-repeated="3"/>
          <table:table-cell office:value-type="float" office:value="111101000100" calcext:value-type="float">
            <text:p>111101000100</text:p>
          </table:table-cell>
          <table:table-cell table:number-columns-repeated="38"/>
        </table:table-row>
        <table:table-row table:style-name="ro1" table:number-rows-repeated="79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5:06:43.085827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15:50:27.150884156</meta:creation-date>
    <dc:date>2019-11-23T10:51:24.004057451</dc:date>
    <meta:editing-duration>P4DT21H31M22S</meta:editing-duration>
    <meta:editing-cycles>71</meta:editing-cycles>
    <meta:generator>LibreOffice/6.0.7.3$Linux_X86_64 LibreOffice_project/00m0$Build-3</meta:generator>
    <meta:document-statistic meta:table-count="2" meta:cell-count="275" meta:object-count="0"/>
  </office:meta>
</office:document-meta>
</file>